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row>
              <mi mathvariant="italic">IC</mi>
              <mo stretchy="false">=</mo>
              <mover accent="true">
                <mi>x</mi>
                <mo stretchy="false">̄</mo>
              </mover>
            </mrow>
            <mrow>
              <mi/>
              <mo stretchy="false">±</mo>
              <msub>
                <mi>t</mi>
                <mfrac>
                  <mo stretchy="false">α</mo>
                  <mn>2</mn>
                </mfrac>
              </msub>
            </mrow>
            <mi/>
            <mover accent="true">
              <mi/>
              <mo stretchy="false">˙</mo>
            </mover>
            <msub>
              <mo stretchy="false">σ</mo>
              <mover accent="true">
                <mi>x</mi>
                <mo stretchy="false">̄</mo>
              </mover>
            </msub>
          </mrow>
        </mtd>
      </mtr>
      <mtr>
        <mtd>
          <mrow>
            <msub>
              <mo stretchy="false">σ</mo>
              <mover accent="true">
                <mi>x</mi>
                <mo stretchy="false">̄</mo>
              </mover>
            </msub>
            <mo stretchy="false">=</mo>
            <msub>
              <mo stretchy="false">σ</mo>
              <mi mathvariant="italic">DEM</mi>
            </msub>
          </mrow>
        </mtd>
      </mtr>
    </mtable>
    <annotation encoding="StarMath 5.0">IC = bar x ~+-t_{%alpha over 2} `dot `%sigma_{bar x}newline 
%sigma_{bar x} = %sigma_DEM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